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d9e5a" officeooo:paragraph-rsid="000d9e5a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1.349cm" fo:margin-right="0cm" fo:text-indent="-0.635cm" style:auto-text-indent="false"/>
      <style:text-properties fo:font-size="16pt" style:font-size-asian="16pt" style:font-size-complex="16pt"/>
    </style:style>
    <style:style style:name="P5" style:family="paragraph" style:parent-style-name="Heading_20_1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officeooo:rsid="000f7f7c" style:font-name-asian="宋体1" style:language-asian="zh" style:country-asian="CN"/>
    </style:style>
    <style:style style:name="T4" style:family="text">
      <style:text-properties style:font-name="Calibri"/>
    </style:style>
    <style:style style:name="T5" style:family="text">
      <style:text-properties style:font-name="Calibri" fo:font-weight="bold"/>
    </style:style>
    <style:style style:name="T6" style:family="text">
      <style:text-properties fo:font-weight="bold"/>
    </style:style>
    <style:style style:name="T7" style:family="text">
      <style:text-properties style:font-name="Wingdings"/>
    </style:style>
    <style:style style:name="T8" style:family="text">
      <style:text-properties fo:color="#ff0000"/>
    </style:style>
    <style:style style:name="T9" style:family="text">
      <style:text-properties fo:color="#ff0000" style:font-name="Calibri"/>
    </style:style>
    <style:style style:name="T10" style:family="text">
      <style:text-properties fo:color="#ff0000" style:font-name-asian="宋体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6">3</text:span><text:span text:style-name="T2">　</text:span><text:span text:style-name="T5">Servlet</text:span><text:span text:style-name="T2">生命周期</text:span></text:h>
      <text:p text:style-name="P3">javax.servlet.Servlet<text:span text:style-name="T1">接口中，有三个方法说明了</text:span><text:span text:style-name="T4">Servlet</text:span><text:span text:style-name="T1">的生命周期：</text:span></text:p>
      <text:p text:style-name="P4"><text:span text:style-name="T7">l</text:span>void init(ServletConfig)<text:span text:style-name="T1">：创建后马上调用</text:span><text:span text:style-name="T4">init()</text:span><text:span text:style-name="T1">完成初始化；</text:span></text:p>
      <text:p text:style-name="P4"><text:span text:style-name="T7">l</text:span>void service(ServletRequest,ServletResponse)<text:span text:style-name="T1">：每次处理请求时调用</text:span><text:span text:style-name="T4">service()</text:span><text:span text:style-name="T1">方法；</text:span></text:p>
      <text:p text:style-name="P4"><text:span text:style-name="T7">l</text:span>void destroy()<text:span text:style-name="T1">：当</text:span><text:span text:style-name="T4">Tomcat</text:span><text:span text:style-name="T1">要销毁</text:span><text:span text:style-name="T4">Servlet</text:span><text:span text:style-name="T1">实例时，先调用</text:span><text:span text:style-name="T4">destroy()</text:span><text:span text:style-name="T1">方法。</text:span></text:p>
      <text:p text:style-name="P2"><text:tab/><text:span text:style-name="T9">S</text:span><text:span text:style-name="T8">ervlet</text:span><text:span text:style-name="T10">对象的实例默认情况下是在浏览器第一次调用</text:span><text:span text:style-name="T9">servlet</text:span><text:span text:style-name="T10">时候被创建的（可以修改其创建时机后续讲解）</text:span></text:p>
      <text:p text:style-name="P3"><text:span text:style-name="T1">现在你应该已经清楚了，</text:span>Servlet<text:span text:style-name="T1">的实例不由我们创建，</text:span><text:span text:style-name="T4">Servlet</text:span><text:span text:style-name="T1">的方法不由我们来调用，这一切都是由</text:span><text:span text:style-name="T4">Tomcat</text:span><text:span text:style-name="T1">来完成！！！这就是说由</text:span><text:span text:style-name="T4">Tomcat</text:span><text:span text:style-name="T1">来管理</text:span><text:span text:style-name="T4">Servlet</text:span><text:span text:style-name="T1">，</text:span><text:span text:style-name="T2">而我们只需要去编写</text:span><text:span text:style-name="T6">Servlet</text:span><text:span text:style-name="T2">实现类，并将其部署到</text:span><text:span text:style-name="T5">web.xml</text:span><text:span text:style-name="T2">文件中去！</text:span></text:p>
      <text:p text:style-name="P2"><text:span text:style-name="T1">再次提醒，只有这三个方法是生命周期中的方法。也就是说，生命周期方法会被</text:span>Tomcat<text:span text:style-name="T1">在不同的时间点来调用！而其它方法就不会被调用了！！！如果你在自己写的</text:span><text:span text:style-name="T4">Servlet</text:span><text:span text:style-name="T1">中添加了其他方法，那么</text:span><text:span text:style-name="T4">Tomcat</text:span><text:span text:style-name="T1">也是不会去调用它们的！但你可以让生命周期方法去调用你自己写的方法就</text:span><text:span text:style-name="T4">OK</text:span><text:span text:style-name="T1">了！</text:span></text:p>
      <text:p text:style-name="P1"><text:s/>servelt的生命周期</text:p>
      <text:p text:style-name="P1"><text:s/>实例对象并不是由我们手动创建，而是文本容器给我们创建的</text:p>
      <text:p text:style-name="P1"><text:s/>void init(ServletConfig config) :默认情况 当servlet被第一次访问的时候init会被调用, <text:s/>说明servlet实例默认情况下第一次被创建的,可以修改,第二次后都不会再被调用啦!servlet是单例的</text:p>
      <text:p text:style-name="P1"><text:s text:c="2"/>void service(ServletRequest req, ServletResponse res)</text:p>
      <text:p text:style-name="P1"><text:s text:c="9"/>每次请求来的时候都会被调用 <text:s text:c="4"/></text:p>
      <text:p text:style-name="P1"><text:s text:c="4"/>void destroy() :当实例对象销毁是被调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44S</meta:editing-duration>
    <meta:editing-cycles>5</meta:editing-cycles>
    <meta:generator>LibreOffice/5.3.0.3$Windows_X86_64 LibreOffice_project/7074905676c47b82bbcfbea1aeefc84afe1c50e1</meta:generator>
    <dc:date>2018-03-11T13:13:43.755000000</dc:date>
    <meta:document-statistic meta:table-count="0" meta:image-count="0" meta:object-count="0" meta:page-count="1" meta:paragraph-count="14" meta:word-count="455" meta:character-count="813" meta:non-whitespace-character-count="773"/>
    <meta:user-defined meta:name="Info 1"/>
    <meta:user-defined meta:name="Info 2"/>
    <meta:user-defined meta:name="Info 3"/>
    <meta:user-defined meta:name="Info 4"/>
  </office:meta>
</office:document-meta>
</file>